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i>L</mi>
                <mi>x</mi>
              </msub>
              <mo stretchy="false">=</mo>
              <mfrac>
                <mo stretchy="false">ℏ</mo>
                <mtext>i</mtext>
              </mfrac>
            </mrow>
            <mfenced open="(" close=")">
              <mrow>
                <mi>y</mi>
                <mrow>
                  <mfrac>
                    <mo stretchy="false">∂</mo>
                    <mrow>
                      <mo stretchy="false">∂</mo>
                      <mi>z</mi>
                    </mrow>
                  </mfrac>
                  <mo stretchy="false">−</mo>
                  <mi>z</mi>
                </mrow>
                <mfrac>
                  <mo stretchy="false">∂</mo>
                  <mrow>
                    <mo stretchy="false">∂</mo>
                    <mi>y</mi>
                  </mrow>
                </mfrac>
              </mrow>
            </mfenced>
          </mrow>
        </mtd>
      </mtr>
      <mtr>
        <mtd>
          <mrow>
            <mrow>
              <msub>
                <mi>L</mi>
                <mi>y</mi>
              </msub>
              <mo stretchy="false">=</mo>
              <mfrac>
                <mo stretchy="false">ℏ</mo>
                <mtext>i</mtext>
              </mfrac>
            </mrow>
            <mfenced open="(" close=")">
              <mrow>
                <mi>z</mi>
                <mrow>
                  <mfrac>
                    <mo stretchy="false">∂</mo>
                    <mrow>
                      <mo stretchy="false">∂</mo>
                      <mi>x</mi>
                    </mrow>
                  </mfrac>
                  <mo stretchy="false">−</mo>
                  <mi>x</mi>
                </mrow>
                <mfrac>
                  <mo stretchy="false">∂</mo>
                  <mrow>
                    <mo stretchy="false">∂</mo>
                    <mi>z</mi>
                  </mrow>
                </mfrac>
              </mrow>
            </mfenced>
          </mrow>
        </mtd>
      </mtr>
      <mtr>
        <mtd>
          <mrow>
            <mrow>
              <msub>
                <mi>L</mi>
                <mi>z</mi>
              </msub>
              <mo stretchy="false">=</mo>
              <mfrac>
                <mo stretchy="false">ℏ</mo>
                <mtext>i</mtext>
              </mfrac>
            </mrow>
            <mfenced open="(" close=")">
              <mrow>
                <mi>x</mi>
                <mrow>
                  <mfrac>
                    <mo stretchy="false">∂</mo>
                    <mrow>
                      <mo stretchy="false">∂</mo>
                      <mi>y</mi>
                    </mrow>
                  </mfrac>
                  <mo stretchy="false">−</mo>
                  <mi>y</mi>
                </mrow>
                <mfrac>
                  <mo stretchy="false">∂</mo>
                  <mrow>
                    <mo stretchy="false">∂</mo>
                    <mi>x</mi>
                  </mrow>
                </mfrac>
              </mrow>
            </mfenced>
          </mrow>
        </mtd>
      </mtr>
    </mtable>
    <annotation encoding="StarMath 5.0">alignc L_x = hbar over "i"
left ( y partial over {partial z} - z partial over {partial y} right ) 
newline
alignc L_y = hbar over "i"
left ( z partial over {partial x} - x partial over {partial z} right ) 
newline
alignc L_z = hbar over "i"
left ( x partial over {partial y} - y partial over {partial x}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42:38.061000000</meta:creation-date>
    <meta:generator>LibreOffice/4.1.4.2$Windows_x86 LibreOffice_project/0a0440ccc0227ad9829de5f46be37cfb6edcf72</meta:generator>
  </office:meta>
</office:document-meta>
</file>